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9.656cm" table:align="left"/>
    </style:style>
    <style:style style:name="Táblázat1.A" style:family="table-column">
      <style:table-column-properties style:column-width="2.824cm"/>
    </style:style>
    <style:style style:name="Táblázat1.B" style:family="table-column">
      <style:table-column-properties style:column-width="1.66cm"/>
    </style:style>
    <style:style style:name="Táblázat1.C" style:family="table-column">
      <style:table-column-properties style:column-width="2.348cm"/>
    </style:style>
    <style:style style:name="Táblázat1.1" style:family="table-row">
      <style:table-row-properties style:min-row-height="0.549cm"/>
    </style:style>
    <style:style style:name="Táblázat1.A1" style:family="table-cell">
      <style:table-cell-properties style:vertical-align="middle" fo:padding="0.049cm" fo:border="0.05pt solid #000000"/>
    </style:style>
    <style:style style:name="Táblázat1.C3" style:family="table-cell" style:data-style-name="N0">
      <style:table-cell-properties style:vertical-align="middle" fo:padding="0.049cm" fo:border="0.05pt solid #000000"/>
    </style:style>
    <style:style style:name="Táblázat2" style:family="table">
      <style:table-properties style:width="9.656cm" table:align="left"/>
    </style:style>
    <style:style style:name="Táblázat2.A" style:family="table-column">
      <style:table-column-properties style:column-width="2.824cm"/>
    </style:style>
    <style:style style:name="Táblázat2.B" style:family="table-column">
      <style:table-column-properties style:column-width="1.66cm"/>
    </style:style>
    <style:style style:name="Táblázat2.C" style:family="table-column">
      <style:table-column-properties style:column-width="2.348cm"/>
    </style:style>
    <style:style style:name="Táblázat2.1" style:family="table-row">
      <style:table-row-properties style:min-row-height="0.549cm"/>
    </style:style>
    <style:style style:name="Táblázat2.A1" style:family="table-cell">
      <style:table-cell-properties style:vertical-align="middle" fo:padding="0.049cm" fo:border="0.05pt solid #000000"/>
    </style:style>
    <style:style style:name="Táblázat2.C3" style:family="table-cell" style:data-style-name="N0">
      <style:table-cell-properties style:vertical-align="middle" fo:padding="0.049cm" fo:border="0.05pt solid #000000"/>
    </style:style>
    <style:style style:name="Táblázat3" style:family="table">
      <style:table-properties style:width="12.294cm" table:align="left"/>
    </style:style>
    <style:style style:name="Táblázat3.A" style:family="table-column">
      <style:table-column-properties style:column-width="2.824cm"/>
    </style:style>
    <style:style style:name="Táblázat3.B" style:family="table-column">
      <style:table-column-properties style:column-width="1.66cm"/>
    </style:style>
    <style:style style:name="Táblázat3.C" style:family="table-column">
      <style:table-column-properties style:column-width="2.348cm"/>
    </style:style>
    <style:style style:name="Táblázat3.E" style:family="table-column">
      <style:table-column-properties style:column-width="2.639cm"/>
    </style:style>
    <style:style style:name="Táblázat3.1" style:family="table-row">
      <style:table-row-properties style:min-row-height="0.549cm"/>
    </style:style>
    <style:style style:name="Táblázat3.A1" style:family="table-cell">
      <style:table-cell-properties style:vertical-align="middle" fo:padding="0.049cm" fo:border="0.05pt solid #000000"/>
    </style:style>
    <style:style style:name="Táblázat4" style:family="table">
      <style:table-properties style:width="8.405cm" table:align="left"/>
    </style:style>
    <style:style style:name="Táblázat4.A" style:family="table-column">
      <style:table-column-properties style:column-width="4.844cm"/>
    </style:style>
    <style:style style:name="Táblázat4.B" style:family="table-column">
      <style:table-column-properties style:column-width="2.207cm"/>
    </style:style>
    <style:style style:name="Táblázat4.C" style:family="table-column">
      <style:table-column-properties style:column-width="1.355cm"/>
    </style:style>
    <style:style style:name="Táblázat4.1" style:family="table-row">
      <style:table-row-properties style:min-row-height="0.549cm"/>
    </style:style>
    <style:style style:name="Táblázat4.A1" style:family="table-cell">
      <style:table-cell-properties style:vertical-align="middle" fo:padding="0.049cm" fo:border="0.05pt solid #000000"/>
    </style:style>
    <style:style style:name="Táblázat4.C2" style:family="table-cell" style:data-style-name="N0">
      <style:table-cell-properties style:vertical-align="middle" fo:padding="0.049cm" fo:border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ff349"/>
    </style:style>
    <style:style style:name="P3" style:family="paragraph" style:parent-style-name="Standard" style:list-style-name="L1">
      <style:text-properties officeooo:rsid="000e3849" officeooo:paragraph-rsid="000e3849"/>
    </style:style>
    <style:style style:name="P4" style:family="paragraph" style:parent-style-name="Standard" style:list-style-name="L1">
      <style:text-properties officeooo:rsid="000f316b" officeooo:paragraph-rsid="000f316b"/>
    </style:style>
    <style:style style:name="P5" style:family="paragraph" style:parent-style-name="Standard" style:list-style-name="L1">
      <style:text-properties officeooo:rsid="0011d98e" officeooo:paragraph-rsid="0011d98e"/>
    </style:style>
    <style:style style:name="P6" style:family="paragraph" style:parent-style-name="Standard" style:list-style-name="L1">
      <style:text-properties officeooo:rsid="0012cb40" officeooo:paragraph-rsid="00158c5e"/>
    </style:style>
    <style:style style:name="P7" style:family="paragraph" style:parent-style-name="Standard" style:list-style-name="L2">
      <style:text-properties officeooo:rsid="0012cb40" officeooo:paragraph-rsid="00158c5e"/>
    </style:style>
    <style:style style:name="P8" style:family="paragraph" style:parent-style-name="Standard" style:list-style-name="L3">
      <style:text-properties officeooo:rsid="0012cb40" officeooo:paragraph-rsid="0029465d"/>
    </style:style>
    <style:style style:name="P9" style:family="paragraph" style:parent-style-name="Standard" style:list-style-name="L1">
      <style:text-properties officeooo:rsid="001714e3" officeooo:paragraph-rsid="001714e3"/>
    </style:style>
    <style:style style:name="P10" style:family="paragraph" style:parent-style-name="Standard">
      <style:text-properties officeooo:rsid="00185580" officeooo:paragraph-rsid="00185580"/>
    </style:style>
    <style:style style:name="P11" style:family="paragraph" style:parent-style-name="Standard" style:list-style-name="L1">
      <style:text-properties officeooo:rsid="001c2195" officeooo:paragraph-rsid="001ff349"/>
    </style:style>
    <style:style style:name="P12" style:family="paragraph" style:parent-style-name="Standard" style:list-style-name="L1">
      <style:text-properties officeooo:rsid="0020ea12" officeooo:paragraph-rsid="0020ea12"/>
    </style:style>
    <style:style style:name="P13" style:family="paragraph" style:parent-style-name="Standard" style:list-style-name="L2">
      <style:text-properties officeooo:rsid="0027db1a" officeooo:paragraph-rsid="0027db1a"/>
    </style:style>
    <style:style style:name="P14" style:family="paragraph" style:parent-style-name="Standard" style:list-style-name="L3"/>
    <style:style style:name="P15" style:family="paragraph" style:parent-style-name="Table_20_Contents">
      <style:paragraph-properties fo:text-align="start" style:justify-single-word="false"/>
      <style:text-properties fo:font-weight="bold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0b84" style:font-weight-asian="bold" style:font-weight-complex="bold"/>
    </style:style>
    <style:style style:name="T3" style:family="text">
      <style:text-properties fo:font-weight="bold" officeooo:rsid="000f8510" style:font-weight-asian="bold" style:font-weight-complex="bold"/>
    </style:style>
    <style:style style:name="T4" style:family="text">
      <style:text-properties fo:font-weight="bold" officeooo:rsid="00103064" style:font-weight-asian="bold" style:font-weight-complex="bold"/>
    </style:style>
    <style:style style:name="T5" style:family="text">
      <style:text-properties fo:font-weight="bold" officeooo:rsid="0029465d" style:font-weight-asian="bold" style:font-weight-complex="bold"/>
    </style:style>
    <style:style style:name="T6" style:family="text">
      <style:text-properties fo:font-weight="bold" officeooo:rsid="001ff349" style:font-weight-asian="bold" style:font-weight-complex="bold"/>
    </style:style>
    <style:style style:name="T7" style:family="text">
      <style:text-properties officeooo:rsid="000f316b"/>
    </style:style>
    <style:style style:name="T8" style:family="text">
      <style:text-properties officeooo:rsid="000f8510"/>
    </style:style>
    <style:style style:name="T9" style:family="text">
      <style:text-properties officeooo:rsid="00103064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58c5e" style:font-style-asian="italic" style:font-style-complex="italic"/>
    </style:style>
    <style:style style:name="T12" style:family="text">
      <style:text-properties fo:font-style="italic" officeooo:rsid="001ff349" style:font-style-asian="italic" style:font-style-complex="italic"/>
    </style:style>
    <style:style style:name="T13" style:family="text">
      <style:text-properties fo:font-style="italic" officeooo:rsid="001c2195" style:font-style-asian="italic" style:font-style-complex="italic"/>
    </style:style>
    <style:style style:name="T14" style:family="text">
      <style:text-properties fo:font-style="italic" officeooo:rsid="002c98d0" style:font-style-asian="italic" style:font-style-complex="italic"/>
    </style:style>
    <style:style style:name="T15" style:family="text">
      <style:text-properties officeooo:rsid="00158c5e"/>
    </style:style>
    <style:style style:name="T16" style:family="text">
      <style:text-properties officeooo:rsid="001714e3"/>
    </style:style>
    <style:style style:name="T17" style:family="text">
      <style:text-properties officeooo:rsid="00185580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ff349" style:font-style-asian="normal" style:font-style-complex="normal"/>
    </style:style>
    <style:style style:name="T20" style:family="text">
      <style:text-properties officeooo:rsid="001c2195"/>
    </style:style>
    <style:style style:name="T21" style:family="text">
      <style:text-properties officeooo:rsid="001d6822"/>
    </style:style>
    <style:style style:name="T22" style:family="text">
      <style:text-properties officeooo:rsid="001ff349"/>
    </style:style>
    <style:style style:name="T23" style:family="text">
      <style:text-properties officeooo:rsid="00250b84"/>
    </style:style>
    <style:style style:name="T24" style:family="text">
      <style:text-properties officeooo:rsid="00254f1a"/>
    </style:style>
    <style:style style:name="T25" style:family="text">
      <style:text-properties officeooo:rsid="00260b91"/>
    </style:style>
    <style:style style:name="T26" style:family="text">
      <style:text-properties officeooo:rsid="0027db1a"/>
    </style:style>
    <style:style style:name="T27" style:family="text">
      <style:text-properties officeooo:rsid="0029465d"/>
    </style:style>
    <style:style style:name="T28" style:family="text">
      <style:text-properties officeooo:rsid="002c98d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21636371" text:style-name="L1">
        <text:list-item>
          <text:p text:style-name="P1">Hozz létre egy új sémát a következő néven: TERMEK_NYILVANTARTO, jelszó: 12345678. Pontszám: <text:span text:style-name="T1">1 pont</text:span></text:p>
        </text:list-item>
        <text:list-item>
          <text:p text:style-name="P1">Készíts három szekvenciát az alábbiak szerint: Pontszám: <text:span text:style-name="T1">1 pont</text:span></text:p>
          <text:list>
            <text:list-item>
              <text:p text:style-name="P1">bolt_seq, 12300-tól indul.</text:p>
            </text:list-item>
            <text:list-item>
              <text:p text:style-name="P1">termek_seq, 9000-től indul.</text:p>
            </text:list-item>
            <text:list-item>
              <text:p text:style-name="P1">bol<text:span text:style-name="T21">t</text:span>_termek_seq, 10000-től indul.</text:p>
            </text:list-item>
          </text:list>
        </text:list-item>
        <text:list-item>
          <text:p text:style-name="P1">Készíts három táblát az alábbiak szerint: Pontszám: <text:span text:style-name="T1">1 pont</text:span></text:p>
          <text:list>
            <text:list-item>
              <text:p text:style-name="P3">bolt</text:p>
            </text:list-item>
          </text:list>
        </text:list-item>
      </text:list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A"/>
        <table:table-row table:style-name="Táblázat1.1">
          <table:table-cell table:style-name="Táblázat1.A1" office:value-type="string">
            <text:p text:style-name="P15">Oszlop neve </text:p>
          </table:table-cell>
          <table:table-cell table:style-name="Táblázat1.A1" office:value-type="string">
            <text:p text:style-name="P15">Típus </text:p>
          </table:table-cell>
          <table:table-cell table:style-name="Táblázat1.A1" office:value-type="string">
            <text:p text:style-name="P15">Hossz</text:p>
          </table:table-cell>
          <table:table-cell table:style-name="Táblázat1.A1" office:value-type="string">
            <text:p text:style-name="P15">Megszorítás</text:p>
          </table:table-cell>
        </table:table-row>
        <table:table-row table:style-name="Táblázat1.1">
          <table:table-cell table:style-name="Táblázat1.A1" office:value-type="string">
            <text:p text:style-name="P16">id </text:p>
          </table:table-cell>
          <table:table-cell table:style-name="Táblázat1.A1" office:value-type="string">
            <text:p text:style-name="P16">szám</text:p>
          </table:table-cell>
          <table:table-cell table:style-name="Táblázat1.A1" office:value-type="string">
            <text:p text:style-name="Table_20_Contents"/>
          </table:table-cell>
          <table:table-cell table:style-name="Táblázat1.A1" office:value-type="string">
            <text:p text:style-name="P16">PK</text:p>
          </table:table-cell>
        </table:table-row>
        <table:table-row table:style-name="Táblázat1.1">
          <table:table-cell table:style-name="Táblázat1.A1" office:value-type="string">
            <text:p text:style-name="P16">nev</text:p>
          </table:table-cell>
          <table:table-cell table:style-name="Táblázat1.A1" office:value-type="string">
            <text:p text:style-name="P16">szöveg</text:p>
          </table:table-cell>
          <table:table-cell table:style-name="Táblázat1.C3" office:value-type="float" office:value="250">
            <text:p text:style-name="P17">250</text:p>
          </table:table-cell>
          <table:table-cell table:style-name="Táblázat1.A1" office:value-type="string">
            <text:p text:style-name="P16">nem lehet null</text:p>
          </table:table-cell>
        </table:table-row>
        <table:table-row table:style-name="Táblázat1.1">
          <table:table-cell table:style-name="Táblázat1.A1" office:value-type="string">
            <text:p text:style-name="P16">cim</text:p>
          </table:table-cell>
          <table:table-cell table:style-name="Táblázat1.A1" office:value-type="string">
            <text:p text:style-name="P16">szöveg</text:p>
          </table:table-cell>
          <table:table-cell table:style-name="Táblázat1.C3" office:value-type="float" office:value="500">
            <text:p text:style-name="P17">500</text:p>
          </table:table-cell>
          <table:table-cell table:style-name="Táblázat1.A1" office:value-type="string">
            <text:p text:style-name="P16">nem lehet null</text:p>
          </table:table-cell>
        </table:table-row>
      </table:table>
      <text:list xml:id="list223129138694100" text:continue-numbering="true" text:style-name="L1">
        <text:list-item>
          <text:list>
            <text:list-item>
              <text:p text:style-name="P3">termek</text:p>
            </text:list-item>
          </text:list>
        </text:list-item>
      </text:list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A"/>
        <table:table-row table:style-name="Táblázat2.1">
          <table:table-cell table:style-name="Táblázat2.A1" office:value-type="string">
            <text:p text:style-name="P15">Oszlop neve</text:p>
          </table:table-cell>
          <table:table-cell table:style-name="Táblázat2.A1" office:value-type="string">
            <text:p text:style-name="P15">Típus</text:p>
          </table:table-cell>
          <table:table-cell table:style-name="Táblázat2.A1" office:value-type="string">
            <text:p text:style-name="P15">Hossz</text:p>
          </table:table-cell>
          <table:table-cell table:style-name="Táblázat2.A1" office:value-type="string">
            <text:p text:style-name="P15">Megszorítás</text:p>
          </table:table-cell>
        </table:table-row>
        <table:table-row table:style-name="Táblázat2.1">
          <table:table-cell table:style-name="Táblázat2.A1" office:value-type="string">
            <text:p text:style-name="P16">id</text:p>
          </table:table-cell>
          <table:table-cell table:style-name="Táblázat2.A1" office:value-type="string">
            <text:p text:style-name="P16">szám</text:p>
          </table:table-cell>
          <table:table-cell table:style-name="Táblázat2.A1" office:value-type="string">
            <text:p text:style-name="Table_20_Contents"/>
          </table:table-cell>
          <table:table-cell table:style-name="Táblázat2.A1" office:value-type="string">
            <text:p text:style-name="P16">PK</text:p>
          </table:table-cell>
        </table:table-row>
        <table:table-row table:style-name="Táblázat2.1">
          <table:table-cell table:style-name="Táblázat2.A1" office:value-type="string">
            <text:p text:style-name="P16">megnevezes</text:p>
          </table:table-cell>
          <table:table-cell table:style-name="Táblázat2.A1" office:value-type="string">
            <text:p text:style-name="P16">szöveg</text:p>
          </table:table-cell>
          <table:table-cell table:style-name="Táblázat2.C3" office:value-type="float" office:value="250">
            <text:p text:style-name="P17">250</text:p>
          </table:table-cell>
          <table:table-cell table:style-name="Táblázat2.A1" office:value-type="string">
            <text:p text:style-name="P16">nem lehet null</text:p>
          </table:table-cell>
        </table:table-row>
        <table:table-row table:style-name="Táblázat2.1">
          <table:table-cell table:style-name="Táblázat2.A1" office:value-type="string">
            <text:p text:style-name="P16">reszletek</text:p>
          </table:table-cell>
          <table:table-cell table:style-name="Táblázat2.A1" office:value-type="string">
            <text:p text:style-name="P16">szöveg</text:p>
          </table:table-cell>
          <table:table-cell table:style-name="Táblázat2.C3" office:value-type="float" office:value="2000">
            <text:p text:style-name="P17">2000</text:p>
          </table:table-cell>
          <table:table-cell table:style-name="Táblázat2.A1" office:value-type="string">
            <text:p text:style-name="Table_20_Contents"/>
          </table:table-cell>
        </table:table-row>
      </table:table>
      <text:list xml:id="list223129133057837" text:continue-numbering="true" text:style-name="L1">
        <text:list-item>
          <text:list>
            <text:list-item>
              <text:p text:style-name="P3">bolt_termek</text:p>
            </text:list-item>
          </text:list>
        </text:list-item>
      </text:list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A"/>
        <table:table-column table:style-name="Táblázat3.E"/>
        <table:table-row table:style-name="Táblázat3.1">
          <table:table-cell table:style-name="Táblázat3.A1" office:value-type="string">
            <text:p text:style-name="P15">Oszlop neve</text:p>
          </table:table-cell>
          <table:table-cell table:style-name="Táblázat3.A1" office:value-type="string">
            <text:p text:style-name="P15">Típus</text:p>
          </table:table-cell>
          <table:table-cell table:style-name="Táblázat3.A1" office:value-type="string">
            <text:p text:style-name="P15">Hossz</text:p>
          </table:table-cell>
          <table:table-cell table:style-name="Táblázat3.A1" office:value-type="string">
            <text:p text:style-name="P15">Megszorítás</text:p>
          </table:table-cell>
          <table:table-cell table:style-name="Táblázat3.A1" office:value-type="string">
            <text:p text:style-name="P15">Hivatkozás</text:p>
          </table:table-cell>
        </table:table-row>
        <table:table-row table:style-name="Táblázat3.1">
          <table:table-cell table:style-name="Táblázat3.A1" office:value-type="string">
            <text:p text:style-name="P16">id</text:p>
          </table:table-cell>
          <table:table-cell table:style-name="Táblázat3.A1" office:value-type="string">
            <text:p text:style-name="P16">szám</text:p>
          </table:table-cell>
          <table:table-cell table:style-name="Táblázat3.A1" office:value-type="string">
            <text:p text:style-name="Table_20_Contents"/>
          </table:table-cell>
          <table:table-cell table:style-name="Táblázat3.A1" office:value-type="string">
            <text:p text:style-name="P16">PK</text:p>
          </table:table-cell>
          <table:table-cell table:style-name="Táblázat3.A1" office:value-type="string">
            <text:p text:style-name="Table_20_Contents"/>
          </table:table-cell>
        </table:table-row>
        <table:table-row table:style-name="Táblázat3.1">
          <table:table-cell table:style-name="Táblázat3.A1" office:value-type="string">
            <text:p text:style-name="P16">bolt_id</text:p>
          </table:table-cell>
          <table:table-cell table:style-name="Táblázat3.A1" office:value-type="string">
            <text:p text:style-name="P16">szám</text:p>
          </table:table-cell>
          <table:table-cell table:style-name="Táblázat3.A1" office:value-type="string">
            <text:p text:style-name="Table_20_Contents"/>
          </table:table-cell>
          <table:table-cell table:style-name="Táblázat3.A1" office:value-type="string">
            <text:p text:style-name="P16">nem lehet null</text:p>
          </table:table-cell>
          <table:table-cell table:style-name="Táblázat3.A1" office:value-type="string">
            <text:p text:style-name="P16">bolt.id</text:p>
          </table:table-cell>
        </table:table-row>
        <table:table-row table:style-name="Táblázat3.1">
          <table:table-cell table:style-name="Táblázat3.A1" office:value-type="string">
            <text:p text:style-name="P16">termek_id</text:p>
          </table:table-cell>
          <table:table-cell table:style-name="Táblázat3.A1" office:value-type="string">
            <text:p text:style-name="P16">szám</text:p>
          </table:table-cell>
          <table:table-cell table:style-name="Táblázat3.A1" office:value-type="string">
            <text:p text:style-name="Table_20_Contents"/>
          </table:table-cell>
          <table:table-cell table:style-name="Táblázat3.A1" office:value-type="string">
            <text:p text:style-name="P16">nem lehet null</text:p>
          </table:table-cell>
          <table:table-cell table:style-name="Táblázat3.A1" office:value-type="string">
            <text:p text:style-name="P16">termek.id</text:p>
          </table:table-cell>
        </table:table-row>
        <table:table-row table:style-name="Táblázat3.1">
          <table:table-cell table:style-name="Táblázat3.A1" office:value-type="string">
            <text:p text:style-name="P16">egysegar</text:p>
          </table:table-cell>
          <table:table-cell table:style-name="Táblázat3.A1" office:value-type="string">
            <text:p text:style-name="P16">szám</text:p>
          </table:table-cell>
          <table:table-cell table:style-name="Táblázat3.A1" office:value-type="string">
            <text:p text:style-name="Table_20_Contents"/>
          </table:table-cell>
          <table:table-cell table:style-name="Táblázat3.A1" office:value-type="string">
            <text:p text:style-name="P16">nem lehet null</text:p>
          </table:table-cell>
          <table:table-cell table:style-name="Táblázat3.A1" office:value-type="string">
            <text:p text:style-name="Table_20_Contents"/>
          </table:table-cell>
        </table:table-row>
        <table:table-row table:style-name="Táblázat3.1">
          <table:table-cell table:style-name="Táblázat3.A1" office:value-type="string">
            <text:p text:style-name="P16">keszlet</text:p>
          </table:table-cell>
          <table:table-cell table:style-name="Táblázat3.A1" office:value-type="string">
            <text:p text:style-name="P16">szám</text:p>
          </table:table-cell>
          <table:table-cell table:style-name="Táblázat3.A1" office:value-type="string">
            <text:p text:style-name="Table_20_Contents"/>
          </table:table-cell>
          <table:table-cell table:style-name="Táblázat3.A1" office:value-type="string">
            <text:p text:style-name="P16">nem lehet null</text:p>
          </table:table-cell>
          <table:table-cell table:style-name="Táblázat3.A1" office:value-type="string">
            <text:p text:style-name="Table_20_Contents"/>
          </table:table-cell>
        </table:table-row>
      </table:table>
      <text:p text:style-name="P10">A bolt_id és a termek_id oszlopok együtt egyediek legyenek!</text:p>
      <text:p text:style-name="P10"/>
      <text:list xml:id="list223129495552828" text:continue-numbering="true" text:style-name="L1">
        <text:list-item>
          <text:p text:style-name="P1">Készíts <text:span text:style-name="T7">mindhárom</text:span> táblához egy-egy triggert, mely beszúrás előtt fut le. Ha az adott sor ID-ja üres, akkor a 2. feladatban létrehozott szekvenciákból osszon azonosítót! <text:span text:style-name="T8">Pontszám: </text:span><text:span text:style-name="T2">1</text:span><text:span text:style-name="T3"> pont</text:span><text:span text:style-name="T8">.</text:span></text:p>
        </text:list-item>
        <text:list-item>
          <text:p text:style-name="P4">Készíts egy nézetet, mellyel lekérdezhetők a termékek és az árusító boltok következő adatai: <text:span text:style-name="T9">Pontszám: </text:span><text:span text:style-name="T4">2 pont</text:span></text:p>
          <text:list>
            <text:list-item>
              <text:p text:style-name="P4">termek_nev = termek.megnevezes</text:p>
            </text:list-item>
            <text:list-item>
              <text:p text:style-name="P4">bolt_nev = bolt.nev</text:p>
            </text:list-item>
            <text:list-item>
              <text:p text:style-name="P4">egysegar = termek.egysegar</text:p>
            </text:list-item>
            <text:list-item>
              <text:p text:style-name="P4">legkisebb_ar = számolt érték, a termékhez elérhető legalacsonyabb ár. Minden rekordban jelenjen meg ez az adat!</text:p>
            </text:list-item>
          </text:list>
        </text:list-item>
        <text:list-item>
          <text:p text:style-name="P5">Készíts egy package-t pkg_<text:span text:style-name="T16">keszlet</text:span> néven a következőkkel: Pontszám: <text:span text:style-name="T5">4</text:span><text:span text:style-name="T1"> pont</text:span></text:p>
          <text:list>
            <text:list-item>
              <text:p text:style-name="P6"><text:span text:style-name="T10">get_keszlet</text:span><text:span text:style-name="T18"> </text:span>function, mellyel lekérdezhető a termék és a bolt azonosítók alapján, hogy egy termékből egy adott boltmekkora készletet tart. Ha a bolt nem forgalmazza a terméket, akkor kerüljön dobásra egy <text:span text:style-name="T15">kivétel:</text:span></text:p>
            </text:list-item>
          </text:list>
        </text:list-item>
      </text:list>
      <text:list xml:id="list1772845056" text:style-name="L2">
        <text:list-item>
          <text:list>
            <text:list-item>
              <text:list>
                <text:list-item>
                  <text:p text:style-name="P7"><text:span text:style-name="T15">Név:</text:span> <text:span text:style-name="T10">termek_nem_forgalmazott_exc</text:span></text:p>
                </text:list-item>
                <text:list-item>
                  <text:p text:style-name="P7"><text:span text:style-name="T15">Hibakód:</text:span> <text:span text:style-name="T10">-</text:span><text:span text:style-name="T11">2</text:span><text:span text:style-name="T10">0100</text:span> hibakóddal.</text:p>
                </text:list-item>
                <text:list-item>
                  <text:p text:style-name="P13">A kivételt a pkg_keszlet package-ben definiáld!</text:p>
                </text:list-item>
              </text:list>
            </text:list-item>
          </text:list>
        </text:list-item>
      </text:list>
      <text:list xml:id="list223127773636605" text:continue-list="list223129495552828" text:style-name="L1">
        <text:list-item>
          <text:list>
            <text:list-item>
              <text:p text:style-name="P9"><text:span text:style-name="T10">keszlet_feltoltes</text:span> <text:span text:style-name="T17">procedure, mellyel egy bolt raktárkészletét lehet feltölteni. Bement: bolt és termék azonosítók, készlet. Ha a bolt már forgalmazza a terméket, akkor csak a készletet növeljük, ha még nem, akkor újként föl kell venni. </text:span><text:span text:style-name="T27">Kerüljön ellenőrzésre az, hogy a megadott készlet csak 0-nál nagyobb lehessen. Ha 0, vagy negatív a szám, akkor szintén kivételt kell dobni:</text:span></text:p>
            </text:list-item>
          </text:list>
        </text:list-item>
      </text:list>
      <text:list xml:id="list3098591321" text:style-name="L3">
        <text:list-item>
          <text:list>
            <text:list-item>
              <text:list>
                <text:list-item>
                  <text:p text:style-name="P8"><text:span text:style-name="T15">Név:</text:span> <text:span text:style-name="T28">hibas_adat</text:span><text:span text:style-name="T10">_exc</text:span></text:p>
                </text:list-item>
                <text:list-item>
                  <text:p text:style-name="P8"><text:soft-page-break/><text:span text:style-name="T15">Hibakód:</text:span> <text:span text:style-name="T10">-</text:span><text:span text:style-name="T11">2</text:span><text:span text:style-name="T10">010</text:span><text:span text:style-name="T14">1</text:span> hibakóddal.</text:p>
                </text:list-item>
                <text:list-item>
                  <text:p text:style-name="P14"><text:span text:style-name="T26">A kivételt </text:span><text:span text:style-name="T28">szintén</text:span><text:span text:style-name="T26"> a pkg_keszlet package-ben definiáld!</text:span></text:p>
                </text:list-item>
              </text:list>
            </text:list-item>
          </text:list>
        </text:list-item>
      </text:list>
      <text:list xml:id="list223129181896706" text:continue-list="list223127773636605" text:style-name="L1">
        <text:list-item>
          <text:p text:style-name="P2"><text:span text:style-name="T20">Készíts </text:span><text:span text:style-name="T22">két típust: Pontszám: </text:span><text:span text:style-name="T6">1 pont</text:span></text:p>
          <text:list>
            <text:list-item>
              <text:p text:style-name="P11"><text:span text:style-name="T10">ty_bolt_statisztika</text:span> nevű típust! </text:p>
            </text:list-item>
          </text:list>
        </text:list-item>
      </text:list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row table:style-name="Táblázat4.1">
          <table:table-cell table:style-name="Táblázat4.A1" office:value-type="string">
            <text:p text:style-name="P15">Mező neve</text:p>
          </table:table-cell>
          <table:table-cell table:style-name="Táblázat4.A1" office:value-type="string">
            <text:p text:style-name="P15">Típusa</text:p>
          </table:table-cell>
          <table:table-cell table:style-name="Táblázat4.A1" office:value-type="string">
            <text:p text:style-name="P15">Hossz</text:p>
          </table:table-cell>
        </table:table-row>
        <table:table-row table:style-name="Táblázat4.1">
          <table:table-cell table:style-name="Táblázat4.A1" office:value-type="string">
            <text:p text:style-name="P16">bolt_nev</text:p>
          </table:table-cell>
          <table:table-cell table:style-name="Táblázat4.A1" office:value-type="string">
            <text:p text:style-name="P16">szöveg</text:p>
          </table:table-cell>
          <table:table-cell table:style-name="Táblázat4.C2" office:value-type="float" office:value="250">
            <text:p text:style-name="P17">250</text:p>
          </table:table-cell>
        </table:table-row>
        <table:table-row table:style-name="Táblázat4.1">
          <table:table-cell table:style-name="Táblázat4.A1" office:value-type="string">
            <text:p text:style-name="P16">forgalmazott_termek_szam</text:p>
          </table:table-cell>
          <table:table-cell table:style-name="Táblázat4.A1" office:value-type="string">
            <text:p text:style-name="P16">szám</text:p>
          </table:table-cell>
          <table:table-cell table:style-name="Táblázat4.A1" office:value-type="string">
            <text:p text:style-name="Table_20_Contents"/>
          </table:table-cell>
        </table:table-row>
        <table:table-row table:style-name="Táblázat4.1">
          <table:table-cell table:style-name="Táblázat4.A1" office:value-type="string">
            <text:p text:style-name="P16">raktarkeszlet_ertek</text:p>
          </table:table-cell>
          <table:table-cell table:style-name="Táblázat4.A1" office:value-type="string">
            <text:p text:style-name="P16">szám</text:p>
          </table:table-cell>
          <table:table-cell table:style-name="Táblázat4.A1" office:value-type="string">
            <text:p text:style-name="Table_20_Contents"/>
          </table:table-cell>
        </table:table-row>
      </table:table>
      <text:list xml:id="list223127744002408" text:continue-numbering="true" text:style-name="L1">
        <text:list-item>
          <text:list>
            <text:list-item>
              <text:p text:style-name="P11"><text:span text:style-name="T10">ty_bolt_statisztika</text:span><text:span text:style-name="T12">_l</text:span><text:span text:style-name="T19">: A </text:span><text:span text:style-name="T10">ty_bolt_statisztika </text:span><text:span text:style-name="T19">típus listája</text:span></text:p>
            </text:list-item>
          </text:list>
        </text:list-item>
        <text:list-item>
          <text:p text:style-name="P12">Készíts egy függvényt, mellyel lekérdezhető az előzőleg elkészített <text:span text:style-name="T13">ty_bolt_statisztika</text:span><text:span text:style-name="T12">_l</text:span> típusba a boltokat, összeszedi, hogy hány különböző terméket forgalmaz az adott bolt és kiszámolja hozzá a teljes raktárkészlet értékét! Pontszám: <text:span text:style-name="T1">2 pont</text:span></text:p>
        </text:list-item>
        <text:list-item>
          <text:p text:style-name="P12">Készíts egy anonymous PL/SQL programot, ami az előző feladatban létrehozott függvényt meghívja, az eredményeket pedig dbms_output-ra kiírja! Pontszám: <text:span text:style-name="T1">1 po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hu" fo:country="H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6T22:31:23.638000000</dc:date>
    <meta:editing-duration>PT44M11S</meta:editing-duration>
    <meta:editing-cycles>30</meta:editing-cycles>
    <meta:generator>LibreOffice/7.4.6.2$Windows_X86_64 LibreOffice_project/5b1f5509c2decdade7fda905e3e1429a67acd63d</meta:generator>
    <meta:document-statistic meta:table-count="4" meta:image-count="0" meta:object-count="0" meta:page-count="2" meta:paragraph-count="91" meta:word-count="414" meta:character-count="2757" meta:non-whitespace-character-count="2459"/>
  </office:meta>
</office:document-meta>
</file>